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1000003B101251BA2F7AB631C.jpg" manifest:media-type="image/jpeg"/>
  <manifest:file-entry manifest:full-path="Pictures/10000000000003E90000026C56AD0190310680C7.png" manifest:media-type="image/png"/>
  <manifest:file-entry manifest:full-path="Pictures/100002010000044600000051B78346D6BD5FA2CA.png" manifest:media-type="image/png"/>
  <manifest:file-entry manifest:full-path="Pictures/10000000000003E70000023A354E35E7871A2CD3.png" manifest:media-type="image/png"/>
  <manifest:file-entry manifest:full-path="Pictures/10000201000001A2000003204D993B05DDDD9C5A.png" manifest:media-type="image/png"/>
  <manifest:file-entry manifest:full-path="Pictures/100000000000041A000002F0B760CE2BCDF715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2323d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16.722cm" fo:wrap-option="no-wrap"/>
    </style:style>
    <style:style style:name="gr7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8.944cm" fo:wrap-option="no-wrap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2323dc" draw:textarea-horizontal-align="justify" draw:textarea-vertical-align="middle" draw:auto-grow-height="false" fo:min-height="7.942cm" fo:min-width="14.13cm" fo:wrap-option="no-wrap"/>
    </style:style>
    <style:style style:name="gr1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6.05cm" fo:min-width="6.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35cm" svg:stroke-color="#dc23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min-height="2.45cm" fo:min-width="21.4cm" fo:padding-top="0.175cm" fo:padding-bottom="0.175cm" fo:padding-left="0.3cm" fo:padding-right="0.3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25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6cm" presentation:class="title" presentation:user-transformed="true">
          <draw:text-box>
            <text:p><text:span text:style-name="T1">Tampermokey</text:span><text:span text:style-name="T1">ユーザスクリプトデプロイ手順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1.Tampermonkeyをインストールする</text:p>
                <text:p>2.GitHubからユーザスクリプトをインストールする</text:p>
                <text:p>3.ユーザスクリプトを使用する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注意点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対応ブラウザ：Google Chrome, Viv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2">Tampermonkey</text:span><text:span text:style-name="T2">をインストールする</text:span></text:p>
              </text:list-header>
            </text:list>
          </draw:text-box>
        </draw:frame>
        <draw:frame draw:style-name="gr2" draw:text-style-name="P5" draw:layer="layout" svg:width="21cm" svg:height="15.941cm" svg:x="3cm" svg:y="3.459cm">
          <draw:image xlink:href="Pictures/10000000000004B1000003B101251BA2F7AB631C.jpg" xlink:type="simple" xlink:show="embed" xlink:actuate="onLoad">
            <text:p/>
          </draw:image>
        </draw:frame>
        <draw:custom-shape draw:style-name="gr3" draw:text-style-name="P6" draw:layer="layout" svg:width="21.199cm" svg:height="5cm" svg:x="5cm" svg:y="14.8cm">
          <text:p/>
          <draw:enhanced-geometry svg:viewBox="0 0 21600 21600" draw:text-areas="800 800 20800 20800" draw:type="round-rectangular-callout" draw:modifiers="3389.77358490566 -3425.074985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18.997cm" svg:height="0.964cm" svg:x="6.403cm" svg:y="16.8cm">
          <draw:text-box>
            <text:p text:style-name="P7"><text:span text:style-name="T3">https://chrome.google.com/webstore/search/Tampermonkey?hl=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GitHub</text:span><text:span text:style-name="T2">からユーザスクリプトをインストールする</text:span></text:p>
          </draw:text-box>
        </draw:frame>
        <draw:frame presentation:style-name="pr5" draw:layer="layout" svg:width="25.199cm" svg:height="11.504cm" svg:x="1.399cm" svg:y="5.251cm" presentation:class="outline" presentation:placeholder="true" presentation:user-transformed="true">
          <draw:text-box/>
        </draw:frame>
        <draw:frame draw:style-name="gr2" draw:text-style-name="P5" draw:layer="layout" svg:width="24.885cm" svg:height="15.604cm" svg:x="1.6cm" svg:y="4.396cm">
          <draw:image xlink:href="Pictures/10000000000003E90000026C56AD0190310680C7.png" xlink:type="simple" xlink:show="embed" xlink:actuate="onLoad">
            <text:p/>
          </draw:image>
        </draw:frame>
        <draw:custom-shape draw:style-name="gr5" draw:text-style-name="P5" draw:layer="layout" svg:width="24.685cm" svg:height="1.8cm" svg:x="1.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8.598cm" svg:height="3cm" svg:x="6.7cm" svg:y="15.4cm">
          <text:p text:style-name="P9"><text:span text:style-name="T3">「</text:span><text:span text:style-name="T3">UserScript_for_king_of_time.user.js</text:span><text:span text:style-name="T3">」をクリックする</text:span></text:p>
          <draw:enhanced-geometry svg:viewBox="0 0 21600 21600" draw:text-areas="800 800 20800 20800" draw:type="round-rectangular-callout" draw:modifiers="327.501478574117 -13337.154281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GitHub</text:span><text:span text:style-name="T2">からユーザスクリプトをインストールする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6.432cm" svg:height="15.081cm" svg:x="0.8cm" svg:y="4.119cm">
          <draw:image xlink:href="Pictures/10000000000003E70000023A354E35E7871A2CD3.png" xlink:type="simple" xlink:show="embed" xlink:actuate="onLoad">
            <text:p/>
          </draw:image>
        </draw:frame>
        <draw:custom-shape draw:style-name="gr5" draw:text-style-name="P5" draw:layer="layout" svg:width="1.8cm" svg:height="1.4cm" svg:x="19.1cm" svg:y="1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98cm" svg:height="3cm" svg:x="17cm" svg:y="16.2cm">
          <text:p text:style-name="P9"><text:span text:style-name="T3">「</text:span><text:span text:style-name="T3">Raw</text:span><text:span text:style-name="T3">」をクリックする</text:span></text:p>
          <draw:enhanced-geometry svg:viewBox="0 0 21600 21600" draw:text-areas="800 800 20800 20800" draw:type="round-rectangular-callout" draw:modifiers="7088.45965290715 -23097.1009663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draw:style-name="gr2" draw:text-style-name="P5" draw:layer="layout" svg:width="22cm" svg:height="15.918cm" svg:x="3cm" svg:y="4.282cm">
          <draw:image xlink:href="Pictures/100000000000041A000002F0B760CE2BCDF71521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GitHub</text:span><text:span text:style-name="T2">からユーザスクリプトをインストールする</text:span></text:p>
          </draw:text-box>
        </draw:frame>
        <draw:custom-shape draw:style-name="gr5" draw:text-style-name="P5" draw:layer="layout" svg:width="2.4cm" svg:height="1cm" svg:x="5.9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ユーザスクリプトを使用する</text:span></text:p>
          </draw:text-box>
        </draw:frame>
        <draw:frame draw:style-name="gr8" draw:text-style-name="P6" draw:layer="layout" svg:width="8.254cm" svg:height="15.799cm" svg:x="2.546cm" svg:y="4.401cm">
          <draw:image xlink:href="Pictures/10000201000001A2000003204D993B05DDDD9C5A.png" xlink:type="simple" xlink:show="embed" xlink:actuate="onLoad">
            <text:p/>
          </draw:image>
        </draw:frame>
        <draw:frame draw:style-name="gr8" draw:text-style-name="P6" draw:layer="layout" svg:width="20.999cm" svg:height="1.554cm" svg:x="5.601cm" svg:y="15.946cm">
          <draw:image xlink:href="Pictures/100002010000044600000051B78346D6BD5FA2CA.png" xlink:type="simple" xlink:show="embed" xlink:actuate="onLoad">
            <text:p/>
          </draw:image>
        </draw:frame>
        <draw:custom-shape draw:style-name="gr9" draw:text-style-name="P10" draw:layer="layout" svg:width="15.8cm" svg:height="8.846cm" svg:x="11cm" svg:y="4.8cm">
          <text:p text:style-name="P10"><text:span text:style-name="T4">ボタンを押すと「</text:span><text:span text:style-name="T5">拡張ツールボックス</text:span><text:span text:style-name="T4">」</text:span></text:p>
          <text:p text:style-name="P10"><text:span text:style-name="T4">の表示切り替えができる。</text:span></text:p>
          <text:p text:style-name="P10"><text:span text:style-name="T4">「</text:span><text:span text:style-name="T5">スケジュール入力値を同期する</text:span><text:span text:style-name="T4">」をチェック</text:span></text:p>
          <text:p text:style-name="P10"><text:span text:style-name="T4">しておくと、スケジュール申請画面の</text:span></text:p>
          <text:p text:style-name="P10"><text:span text:style-name="T4">対応する入力ボックスに値が設定される</text:span></text:p>
          <draw:enhanced-geometry svg:viewBox="0 0 21600 21600" draw:text-areas="800 800 20800 20800" draw:type="round-rectangular-callout" draw:modifiers="-952.800455667363 11326.144455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6.7cm" svg:height="6.4cm" svg:x="2.1cm" svg:y="3.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cm" svg:y1="10cm" svg:x2="11cm" svg:y2="15.4cm">
          <text:p/>
        </draw:line>
        <draw:custom-shape draw:style-name="gr12" draw:text-style-name="P5" draw:layer="layout" svg:width="22cm" svg:height="2.8cm" svg:x="5.2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1:33:27.429000000</meta:creation-date>
    <meta:generator>LibreOffice/5.0.5.2$Windows_x86 LibreOffice_project/55b006a02d247b5f7215fc6ea0fde844b30035b3</meta:generator>
    <dc:date>2016-05-10T23:29:19.926000000</dc:date>
    <meta:editing-duration>PT16M5S</meta:editing-duration>
    <meta:editing-cycles>8</meta:editing-cycles>
    <meta:document-statistic meta:object-count="66"/>
  </office:meta>
</office:document-meta>
</file>